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4 REPORT</text:p>
      <text:p text:style-name="P2">CS-202: Systems Programming</text:p>
      <text:p text:style-name="P2">Professor: Changhua Wu</text:p>
      <text:p text:style-name="P2"/>
      <text:p text:style-name="P2">Jacob Howarth</text:p>
      <text:p text:style-name="P1"/>
      <text:p text:style-name="P1">ASSIGNMENT DESCRIPTION:</text:p>
      <text:p text:style-name="P1"/>
      <text:p text:style-name="P3">The assignment was to write a limited version of the UNIX stty command. The stty command allows a user to change the settings of the terminal by altering flags in the terminal driver currently being used by the user.</text:p>
      <text:p text:style-name="P3"/>
      <text:p text:style-name="P1">CHALLENGES MEET:</text:p>
      <text:p text:style-name="P3"/>
      <text:p text:style-name="P3">The major challenge of this assignment was trying to implement the setting and clearing of the input, output, and local flags in the most efficient way. Also handling multiple arguments proved to be a challenge too. The setting and clearing of the various flags for the terminal driver was accomplished through the use of mask tables. Each input, output, and local flag has a mask that can be set or cleared in the terminal driver. Using a structure to represent the terminal argument string and the mask that matches that argument, one can create an array of structures for each of the input, output and local settings for the terminal driver. Using for loops, these tables can be used to test, set, and clear specific terminal settings or print out the current status of these flags to the terminal. These tables make the code easily maintainable and upgradeable as additional flags can be displayed, set, and cleared just by adding them to the appropriate tables. The tables are also more efficient then using long branches of if … else … statements and switches. The same tables can be used to handle multiple arguments as each argument that requests a specific terminal driver flag to be turned on or off can be accomplished using a for loop and comparing each string argument to the argument string contained in the structure that associates it with a particular mask. The same can be done for setting the control characters for input keys such as the erase and kill keys.</text:p>
      <text:p text:style-name="P3"/>
      <text:p text:style-name="P1">THINGS LEARNED:</text:p>
      <text:p text:style-name="P3"/>
      <text:p text:style-name="P3">The most important thing learned in this assignment was the efficiency of table driven implementation and specifically for setting and clearing settings/flags in the terminal driver. Table driven implementations allow for easy re usability and provide flexibility and easy upgrades to the program because all that needs to be done is the addition of flags in order to print, set, and clear those flags when using the program. It was also interesting to learn how UNIX handles i/o devices and how simple it was to manipulate settings for a specific device.</text:p>
      <text:p text:style-name="P3"/>
      <text:p text:style-name="P1">REQUIREMENTS NOT MEET:</text:p>
      <text:p text:style-name="P1"/>
      <text:p text:style-name="P3">All requirements were met for the assignment.</text:p>
      <text:p text:style-name="P3"/>
      <text:p text:style-name="P1">SAMPLE OUTPUT:</text:p>
      <text:p text:style-name="P1"/>
      <text:p text:style-name="P3">The attached text file stty_ctest.txt demonstrates a successful compile test with the warning option and stty_otest1.txt demonstrates all the requirements for the lab such as handling multiple arguments, setting the erase and kill control characters, printing the current status of <text:soft-page-break/>the terminal driver settings, and setting and clearing multiple input, output, and local flags in the terminal driv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Howarth</meta:initial-creator>
    <meta:creation-date>2009-05-19T21:26:40.83</meta:creation-date>
    <meta:document-statistic meta:table-count="0" meta:image-count="0" meta:object-count="0" meta:page-count="2" meta:paragraph-count="14" meta:word-count="473" meta:character-count="2858"/>
    <dc:date>2009-05-19T22:35:43.43</dc:date>
    <dc:creator>Jacob Howarth</dc:creator>
    <meta:editing-duration>PT00H07M55S</meta:editing-duration>
    <meta:editing-cycles>1</meta:editing-cycles>
    <meta:generator>OpenOffice.org/3.0$Win32 OpenOffice.org_project/300m15$Build-9379</meta:generator>
    <meta:user-defined meta:name="Info 1"/>
    <meta:user-defined meta:name="Info 2"/>
    <meta:user-defined meta:name="Info 3"/>
    <meta:user-defined meta:name="Info 4"/>
  </office:meta>
</office:document-meta>
</file>